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aaaaaaaaaasssssssssssssssdddddddddddddddffffffffffffffffffffaaaaaaa</text:p>
      <text:p text:style-name="Standard"/>
      <text:p text:style-name="Standard">Das ist eine änderung am bestehende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4</meta:editing-cycles>
    <meta:generator>OpenOffice/4.0.1$Win32 OpenOffice.org_project/401m5$Build-9714</meta:generator>
    <dc:date>2014-03-10T01:32:13.74</dc:date>
    <meta:document-statistic meta:table-count="0" meta:image-count="0" meta:object-count="0" meta:page-count="1" meta:paragraph-count="2" meta:word-count="8" meta:character-count="110"/>
    <dc:creator>asdf asdf</dc:creator>
    <meta:user-defined meta:name="Info 1"/>
    <meta:user-defined meta:name="Info 2"/>
    <meta:user-defined meta:name="Info 3"/>
    <meta:user-defined meta:name="Info 4"/>
  </office:meta>
</office:document-meta>
</file>